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1" officeooo:rsid="000e1a69" officeooo:paragraph-rsid="000e1a69"/>
    </style:style>
    <style:style style:name="P2" style:family="paragraph" style:parent-style-name="Standard">
      <style:paragraph-properties fo:text-align="center" style:justify-single-word="false"/>
      <style:text-properties style:font-name="Ubuntu1" officeooo:paragraph-rsid="000ef984"/>
    </style:style>
    <style:style style:name="T1" style:family="text">
      <style:text-properties officeooo:rsid="000ef984"/>
    </style:style>
    <style:style style:name="T2" style:family="text">
      <style:text-properties officeooo:rsid="000f2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an deze Checklist is alleen de PDF-versie beschikbaar:</text:p>
      <text:p text:style-name="P2"><text:a xlink:type="simple" xlink:href="http://karelzimmer.nl/data/linux_archief/Fedora Core 5 (2006)/Checklist Installatie PC01 Fedora Core 5 Desktop i386.pdf"><text:span text:style-name="T2">http://karelzimmer.nl/data/linux_archief/Fedora Core 5 (2006)/Checklist Installatie PC01 Fedora Core 5 Desktop i386.pdf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Zimmer</meta:initial-creator>
    <meta:creation-date>2012-12-02T13:28:25</meta:creation-date>
    <dc:date>2012-12-02T13:45:13</dc:date>
    <dc:creator>Karel Zimmer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2" meta:word-count="19" meta:character-count="175" meta:non-whitespace-character-count="157"/>
  </office:meta>
</office:document-meta>
</file>